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39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49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157cm"/>
    </style:style>
    <style:style style:name="co6" style:family="table-column">
      <style:table-column-properties fo:break-before="auto" style:column-width="2.196cm"/>
    </style:style>
    <style:style style:name="co7" style:family="table-column">
      <style:table-column-properties fo:break-before="auto" style:column-width="2.408cm"/>
    </style:style>
    <style:style style:name="co8" style:family="table-column">
      <style:table-column-properties fo:break-before="auto" style:column-width="3.1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bf00"/>
    </style:style>
    <style:style style:name="ce8" style:family="table-cell" style:parent-style-name="Default">
      <style:table-cell-properties fo:background-color="#ff0000"/>
    </style:style>
    <style:style style:name="ce2" style:family="table-cell" style:parent-style-name="Default" style:data-style-name="N100"/>
    <style:style style:name="ce10" style:family="table-cell" style:parent-style-name="Default" style:data-style-name="N100">
      <style:table-cell-properties fo:background-color="#ffc796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ackground-color="#ffc796"/>
    </style:style>
    <style:style style:name="ce20" style:family="table-cell" style:parent-style-name="Default" style:data-style-name="N2"/>
    <style:style style:name="ce21" style:family="table-cell" style:parent-style-name="Default" style:data-style-name="N2">
      <style:table-cell-properties fo:background-color="#ffc796"/>
    </style:style>
    <style:style style:name="ce11" style:family="table-cell" style:parent-style-name="Default">
      <style:table-cell-properties fo:background-color="#ffc796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row table:style-name="ro1">
          <table:table-cell office:value-type="string" calcext:value-type="string">
            <text:p>Period: 2y | Start Date: 01-10-22 | End Date: 01-09-24</text:p>
          </table:table-cell>
          <table:table-cell table:number-columns-repeated="4"/>
          <table:table-cell office:value-type="string" calcext:value-type="string">
            <text:p>Period: 2y | Start Date: 01-10-22 | End Date: 01-09-2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verage_monthly_gain: 260.13</text:p>
          </table:table-cell>
          <table:table-cell table:number-columns-repeated="4"/>
          <table:table-cell office:value-type="string" calcext:value-type="string">
            <text:p>average_monthly_gain: 805.33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  <table:table-cell table:number-columns-repeated="2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0/2</text:p>
          </table:table-cell>
          <table:table-cell office:value-type="float" office:value="848.38" calcext:value-type="float">
            <text:p>848.38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Default" office:value-type="string" calcext:value-type="string">
            <text:p>0/2</text:p>
          </table:table-cell>
          <table:table-cell office:value-type="float" office:value="2596.32" calcext:value-type="float">
            <text:p>2596.32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0/2</text:p>
          </table:table-cell>
          <table:table-cell office:value-type="float" office:value="732.75" calcext:value-type="float">
            <text:p>732.75</text:p>
          </table:table-cell>
          <table:table-cell table:number-columns-repeated="2"/>
          <table:table-cell table:style-name="ce6" office:value-type="float" office:value="6" calcext:value-type="float">
            <text:p>6</text:p>
          </table:table-cell>
          <table:table-cell table:style-name="Default" office:value-type="string" calcext:value-type="string">
            <text:p>0/2</text:p>
          </table:table-cell>
          <table:table-cell office:value-type="float" office:value="2215.76" calcext:value-type="float">
            <text:p>2215.76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0/2</text:p>
          </table:table-cell>
          <table:table-cell office:value-type="float" office:value="641.17" calcext:value-type="float">
            <text:p>641.17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Default" office:value-type="string" calcext:value-type="string">
            <text:p>0/2</text:p>
          </table:table-cell>
          <table:table-cell office:value-type="float" office:value="2194.75" calcext:value-type="float">
            <text:p>2194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/2</text:p>
          </table:table-cell>
          <table:table-cell office:value-type="float" office:value="393.45" calcext:value-type="float">
            <text:p>393.4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1/2</text:p>
          </table:table-cell>
          <table:table-cell office:value-type="float" office:value="1270.93" calcext:value-type="float">
            <text:p>1270.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/2</text:p>
          </table:table-cell>
          <table:table-cell office:value-type="float" office:value="385.32" calcext:value-type="float">
            <text:p>385.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0/2</text:p>
          </table:table-cell>
          <table:table-cell office:value-type="float" office:value="1247.72" calcext:value-type="float">
            <text:p>1247.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/2</text:p>
          </table:table-cell>
          <table:table-cell office:value-type="float" office:value="186.23" calcext:value-type="float">
            <text:p>186.2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/2</text:p>
          </table:table-cell>
          <table:table-cell office:value-type="float" office:value="702.09" calcext:value-type="float">
            <text:p>702.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/2</text:p>
          </table:table-cell>
          <table:table-cell office:value-type="float" office:value="183.65" calcext:value-type="float">
            <text:p>183.6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1/2</text:p>
          </table:table-cell>
          <table:table-cell office:value-type="float" office:value="450.04" calcext:value-type="float">
            <text:p>450.04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2" office:value-type="string" calcext:value-type="string">
            <text:p>1/2</text:p>
          </table:table-cell>
          <table:table-cell office:value-type="float" office:value="162.62" calcext:value-type="float">
            <text:p>162.6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/2</text:p>
          </table:table-cell>
          <table:table-cell office:value-type="float" office:value="445.11" calcext:value-type="float">
            <text:p>445.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/2</text:p>
          </table:table-cell>
          <table:table-cell office:value-type="float" office:value="139.12" calcext:value-type="float">
            <text:p>139.12</text:p>
          </table:table-cell>
          <table:table-cell table:number-columns-repeated="2"/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1/2</text:p>
          </table:table-cell>
          <table:table-cell office:value-type="float" office:value="403.73" calcext:value-type="float">
            <text:p>403.73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1/2</text:p>
          </table:table-cell>
          <table:table-cell office:value-type="float" office:value="-152.75" calcext:value-type="float">
            <text:p>-152.75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1/2</text:p>
          </table:table-cell>
          <table:table-cell office:value-type="float" office:value="-268.76" calcext:value-type="float">
            <text:p>-268.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/2</text:p>
          </table:table-cell>
          <table:table-cell office:value-type="float" office:value="-162.63" calcext:value-type="float">
            <text:p>-162.6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/2</text:p>
          </table:table-cell>
          <table:table-cell office:value-type="float" office:value="-642.74" calcext:value-type="float">
            <text:p>-642.74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2/2</text:p>
          </table:table-cell>
          <table:table-cell office:value-type="float" office:value="-235.8" calcext:value-type="float">
            <text:p>-235.8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2/2</text:p>
          </table:table-cell>
          <table:table-cell office:value-type="float" office:value="-951.04" calcext:value-type="float">
            <text:p>-951.04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Period: 5y | Start Date: 01-10-19 | End Date: 01-09-24</text:p>
          </table:table-cell>
          <table:table-cell table:number-columns-repeated="4"/>
          <table:table-cell office:value-type="string" calcext:value-type="string">
            <text:p>Period: 5y | Start Date: 01-10-19 | End Date: 01-09-2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verage_monthly_gain: 191.18</text:p>
          </table:table-cell>
          <table:table-cell table:number-columns-repeated="4"/>
          <table:table-cell office:value-type="string" calcext:value-type="string">
            <text:p>average_monthly_gain: 607.52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  <table:table-cell table:number-columns-repeated="2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0/5</text:p>
          </table:table-cell>
          <table:table-cell office:value-type="float" office:value="735.54" calcext:value-type="float">
            <text:p>735.54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1/5</text:p>
          </table:table-cell>
          <table:table-cell office:value-type="float" office:value="2328.41" calcext:value-type="float">
            <text:p>2328.41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" office:value-type="string" calcext:value-type="string">
            <text:p>1/5</text:p>
          </table:table-cell>
          <table:table-cell office:value-type="float" office:value="467.57" calcext:value-type="float">
            <text:p>467.57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1/5</text:p>
          </table:table-cell>
          <table:table-cell office:value-type="float" office:value="1509.42" calcext:value-type="float">
            <text:p>1509.42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2" office:value-type="string" calcext:value-type="string">
            <text:p>1/5</text:p>
          </table:table-cell>
          <table:table-cell office:value-type="float" office:value="394.25" calcext:value-type="float">
            <text:p>394.25</text:p>
          </table:table-cell>
          <table:table-cell table:number-columns-repeated="2"/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1/5</text:p>
          </table:table-cell>
          <table:table-cell office:value-type="float" office:value="1385.23" calcext:value-type="float">
            <text:p>1385.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/5</text:p>
          </table:table-cell>
          <table:table-cell office:value-type="float" office:value="355.62" calcext:value-type="float">
            <text:p>355.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/5</text:p>
          </table:table-cell>
          <table:table-cell office:value-type="float" office:value="1222.43" calcext:value-type="float">
            <text:p>1222.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/5</text:p>
          </table:table-cell>
          <table:table-cell office:value-type="float" office:value="312.21" calcext:value-type="float">
            <text:p>312.2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/5</text:p>
          </table:table-cell>
          <table:table-cell office:value-type="float" office:value="868.16" calcext:value-type="float">
            <text:p>868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/5</text:p>
          </table:table-cell>
          <table:table-cell office:value-type="float" office:value="236.22" calcext:value-type="float">
            <text:p>236.2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/5</text:p>
          </table:table-cell>
          <table:table-cell office:value-type="float" office:value="857.43" calcext:value-type="float">
            <text:p>857.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/5</text:p>
          </table:table-cell>
          <table:table-cell office:value-type="float" office:value="229.41" calcext:value-type="float">
            <text:p>229.4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/5</text:p>
          </table:table-cell>
          <table:table-cell office:value-type="float" office:value="830.34" calcext:value-type="float">
            <text:p>830.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/5</text:p>
          </table:table-cell>
          <table:table-cell office:value-type="float" office:value="227.06" calcext:value-type="float">
            <text:p>227.0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3/5</text:p>
          </table:table-cell>
          <table:table-cell office:value-type="float" office:value="656.91" calcext:value-type="float">
            <text:p>656.91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2" office:value-type="string" calcext:value-type="string">
            <text:p>3/5</text:p>
          </table:table-cell>
          <table:table-cell office:value-type="float" office:value="29.94" calcext:value-type="float">
            <text:p>29.94</text:p>
          </table:table-cell>
          <table:table-cell table:number-columns-repeated="2"/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3/5</text:p>
          </table:table-cell>
          <table:table-cell office:value-type="float" office:value="40.12" calcext:value-type="float">
            <text:p>40.12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3/5</text:p>
          </table:table-cell>
          <table:table-cell office:value-type="float" office:value="-139.24" calcext:value-type="float">
            <text:p>-139.24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3/5</text:p>
          </table:table-cell>
          <table:table-cell office:value-type="float" office:value="-376.96" calcext:value-type="float">
            <text:p>-376.96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5/5</text:p>
          </table:table-cell>
          <table:table-cell office:value-type="float" office:value="-224.09" calcext:value-type="float">
            <text:p>-224.09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5/5</text:p>
          </table:table-cell>
          <table:table-cell office:value-type="float" office:value="-862.86" calcext:value-type="float">
            <text:p>-862.86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2" office:value-type="string" calcext:value-type="string">
            <text:p>3/5</text:p>
          </table:table-cell>
          <table:table-cell office:value-type="float" office:value="-330.3" calcext:value-type="float">
            <text:p>-330.3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3/5</text:p>
          </table:table-cell>
          <table:table-cell office:value-type="float" office:value="-1168.35" calcext:value-type="float">
            <text:p>-1168.35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Period: 10y | Start Date: 01-10-14 | End Date: 01-09-24</text:p>
          </table:table-cell>
          <table:table-cell table:number-columns-repeated="4"/>
          <table:table-cell office:value-type="string" calcext:value-type="string">
            <text:p>Period: 10y | Start Date: 01-10-14 | End Date: 01-09-2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verage_monthly_gain: 116.17</text:p>
          </table:table-cell>
          <table:table-cell table:number-columns-repeated="4"/>
          <table:table-cell office:value-type="string" calcext:value-type="string">
            <text:p>average_monthly_gain: 368.93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  <table:table-cell table:number-columns-repeated="2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1/10</text:p>
          </table:table-cell>
          <table:table-cell office:value-type="float" office:value="455.11" calcext:value-type="float">
            <text:p>455.11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2/10</text:p>
          </table:table-cell>
          <table:table-cell office:value-type="float" office:value="1427.81" calcext:value-type="float">
            <text:p>1427.81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" office:value-type="string" calcext:value-type="string">
            <text:p>4/10</text:p>
          </table:table-cell>
          <table:table-cell office:value-type="float" office:value="230.12" calcext:value-type="float">
            <text:p>230.12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4/10</text:p>
          </table:table-cell>
          <table:table-cell office:value-type="float" office:value="783.75" calcext:value-type="float">
            <text:p>783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/10</text:p>
          </table:table-cell>
          <table:table-cell office:value-type="float" office:value="215.3" calcext:value-type="float">
            <text:p>215.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4/10</text:p>
          </table:table-cell>
          <table:table-cell office:value-type="float" office:value="680.64" calcext:value-type="float">
            <text:p>680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3/10</text:p>
          </table:table-cell>
          <table:table-cell office:value-type="float" office:value="214.47" calcext:value-type="float">
            <text:p>214.4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3/10</text:p>
          </table:table-cell>
          <table:table-cell office:value-type="float" office:value="599.59" calcext:value-type="float">
            <text:p>599.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5/10</text:p>
          </table:table-cell>
          <table:table-cell office:value-type="float" office:value="177.77" calcext:value-type="float">
            <text:p>177.7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5/10</text:p>
          </table:table-cell>
          <table:table-cell office:value-type="float" office:value="594.42" calcext:value-type="float">
            <text:p>594.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/10</text:p>
          </table:table-cell>
          <table:table-cell office:value-type="float" office:value="147.12" calcext:value-type="float">
            <text:p>147.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3/10</text:p>
          </table:table-cell>
          <table:table-cell office:value-type="float" office:value="562.51" calcext:value-type="float">
            <text:p>562.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3/10</text:p>
          </table:table-cell>
          <table:table-cell office:value-type="float" office:value="145.2" calcext:value-type="float">
            <text:p>145.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4/10</text:p>
          </table:table-cell>
          <table:table-cell office:value-type="float" office:value="477.27" calcext:value-type="float">
            <text:p>477.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5/10</text:p>
          </table:table-cell>
          <table:table-cell office:value-type="float" office:value="92.34" calcext:value-type="float">
            <text:p>92.3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3/10</text:p>
          </table:table-cell>
          <table:table-cell office:value-type="float" office:value="405.43" calcext:value-type="float">
            <text:p>405.43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7/10</text:p>
          </table:table-cell>
          <table:table-cell office:value-type="float" office:value="-9.78" calcext:value-type="float">
            <text:p>-9.78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6/10</text:p>
          </table:table-cell>
          <table:table-cell office:value-type="float" office:value="-99" calcext:value-type="float">
            <text:p>-99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2" office:value-type="string" calcext:value-type="string">
            <text:p>6/10</text:p>
          </table:table-cell>
          <table:table-cell office:value-type="float" office:value="-44.87" calcext:value-type="float">
            <text:p>-44.87</text:p>
          </table:table-cell>
          <table:table-cell table:number-columns-repeated="2"/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6/10</text:p>
          </table:table-cell>
          <table:table-cell office:value-type="float" office:value="-205.36" calcext:value-type="float">
            <text:p>-205.36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2" office:value-type="string" calcext:value-type="string">
            <text:p>5/10</text:p>
          </table:table-cell>
          <table:table-cell office:value-type="float" office:value="-72.98" calcext:value-type="float">
            <text:p>-72.98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5/10</text:p>
          </table:table-cell>
          <table:table-cell office:value-type="float" office:value="-297.58" calcext:value-type="float">
            <text:p>-297.58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6/10</text:p>
          </table:table-cell>
          <table:table-cell office:value-type="float" office:value="-155.78" calcext:value-type="float">
            <text:p>-155.78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6/10</text:p>
          </table:table-cell>
          <table:table-cell office:value-type="float" office:value="-502.35" calcext:value-type="float">
            <text:p>-502.35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Period: 17y | Start Date: 01-10-07 | End Date: 01-09-24</text:p>
          </table:table-cell>
          <table:table-cell table:number-columns-repeated="4"/>
          <table:table-cell office:value-type="string" calcext:value-type="string">
            <text:p>Period: 27y | Start Date: 01-07-97 | End Date: 01-09-2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verage_monthly_gain: 78.46</text:p>
          </table:table-cell>
          <table:table-cell table:number-columns-repeated="4"/>
          <table:table-cell office:value-type="string" calcext:value-type="string">
            <text:p>average_monthly_gain: 183.09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  <table:table-cell table:number-columns-repeated="2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4/17</text:p>
          </table:table-cell>
          <table:table-cell office:value-type="float" office:value="292.1" calcext:value-type="float">
            <text:p>292.1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Default" office:value-type="string" calcext:value-type="string">
            <text:p>8/28</text:p>
          </table:table-cell>
          <table:table-cell office:value-type="float" office:value="621.26" calcext:value-type="float">
            <text:p>621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/17</text:p>
          </table:table-cell>
          <table:table-cell office:value-type="float" office:value="183.52" calcext:value-type="float">
            <text:p>183.5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7/27</text:p>
          </table:table-cell>
          <table:table-cell office:value-type="float" office:value="394.41" calcext:value-type="float">
            <text:p>394.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/17</text:p>
          </table:table-cell>
          <table:table-cell office:value-type="float" office:value="152.52" calcext:value-type="float">
            <text:p>152.5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1/27</text:p>
          </table:table-cell>
          <table:table-cell office:value-type="float" office:value="357.65" calcext:value-type="float">
            <text:p>357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/17</text:p>
          </table:table-cell>
          <table:table-cell office:value-type="float" office:value="147.45" calcext:value-type="float">
            <text:p>147.45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Default" office:value-type="string" calcext:value-type="string">
            <text:p>11/27</text:p>
          </table:table-cell>
          <table:table-cell office:value-type="float" office:value="303.21" calcext:value-type="float">
            <text:p>303.21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9/17</text:p>
          </table:table-cell>
          <table:table-cell office:value-type="float" office:value="107.68" calcext:value-type="float">
            <text:p>107.6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13/27</text:p>
          </table:table-cell>
          <table:table-cell office:value-type="float" office:value="247.47" calcext:value-type="float">
            <text:p>247.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/17</text:p>
          </table:table-cell>
          <table:table-cell office:value-type="float" office:value="106.89" calcext:value-type="float">
            <text:p>106.8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3/27</text:p>
          </table:table-cell>
          <table:table-cell office:value-type="float" office:value="215.76" calcext:value-type="float">
            <text:p>215.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/17</text:p>
          </table:table-cell>
          <table:table-cell office:value-type="float" office:value="62.29" calcext:value-type="float">
            <text:p>62.2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12/28</text:p>
          </table:table-cell>
          <table:table-cell office:value-type="float" office:value="189.6" calcext:value-type="float">
            <text:p>189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/17</text:p>
          </table:table-cell>
          <table:table-cell office:value-type="float" office:value="47.54" calcext:value-type="float">
            <text:p>47.5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8/27</text:p>
          </table:table-cell>
          <table:table-cell office:value-type="float" office:value="167.33" calcext:value-type="float">
            <text:p>167.33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9/17</text:p>
          </table:table-cell>
          <table:table-cell office:value-type="float" office:value="38.52" calcext:value-type="float">
            <text:p>38.52</text:p>
          </table:table-cell>
          <table:table-cell table:number-columns-repeated="2"/>
          <table:table-cell table:style-name="ce7" office:value-type="float" office:value="9" calcext:value-type="float">
            <text:p>9</text:p>
          </table:table-cell>
          <table:table-cell table:style-name="Default" office:value-type="string" calcext:value-type="string">
            <text:p>13/28</text:p>
          </table:table-cell>
          <table:table-cell office:value-type="float" office:value="152.84" calcext:value-type="float">
            <text:p>152.84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8/1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Default" office:value-type="string" calcext:value-type="string">
            <text:p>14/27</text:p>
          </table:table-cell>
          <table:table-cell office:value-type="float" office:value="-14.16" calcext:value-type="float">
            <text:p>-14.16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9/17</text:p>
          </table:table-cell>
          <table:table-cell office:value-type="float" office:value="-99.42" calcext:value-type="float">
            <text:p>-99.42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Default" office:value-type="string" calcext:value-type="string">
            <text:p>14/27</text:p>
          </table:table-cell>
          <table:table-cell office:value-type="float" office:value="-225.92" calcext:value-type="float">
            <text:p>-225.92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12/17</text:p>
          </table:table-cell>
          <table:table-cell office:value-type="float" office:value="-106.6" calcext:value-type="float">
            <text:p>-106.6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Default" office:value-type="string" calcext:value-type="string">
            <text:p>16/27</text:p>
          </table:table-cell>
          <table:table-cell office:value-type="float" office:value="-227.77" calcext:value-type="float">
            <text:p>-227.77</text:p>
          </table:table-cell>
        </table:table-row>
      </table:table>
      <table:table table:name="Sheet2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eriod: 2y | Start Date: 01-10-22 | End Date: 01-09-24</text:p>
          </table:table-cell>
          <table:table-cell table:number-columns-repeated="4"/>
          <table:table-cell office:value-type="string" calcext:value-type="string">
            <text:p>Period: 2y | Start Date: 01-10-22 | End Date: 01-09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_monthly_gain: 260.13</text:p>
          </table:table-cell>
          <table:table-cell table:number-columns-repeated="4"/>
          <table:table-cell office:value-type="string" calcext:value-type="string">
            <text:p>average_monthly_gain: 805.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  <table:table-cell table:number-columns-repeated="2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0/2</text:p>
          </table:table-cell>
          <table:table-cell office:value-type="float" office:value="848.38" calcext:value-type="float">
            <text:p>848.38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0/2</text:p>
          </table:table-cell>
          <table:table-cell office:value-type="float" office:value="2596.32" calcext:value-type="float">
            <text:p>2596.32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0/2</text:p>
          </table:table-cell>
          <table:table-cell office:value-type="float" office:value="732.75" calcext:value-type="float">
            <text:p>732.75</text:p>
          </table:table-cell>
          <table:table-cell table:number-columns-repeated="2"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0/2</text:p>
          </table:table-cell>
          <table:table-cell office:value-type="float" office:value="2215.76" calcext:value-type="float">
            <text:p>2215.76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0/2</text:p>
          </table:table-cell>
          <table:table-cell office:value-type="float" office:value="641.17" calcext:value-type="float">
            <text:p>641.17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0/2</text:p>
          </table:table-cell>
          <table:table-cell office:value-type="float" office:value="2194.75" calcext:value-type="float">
            <text:p>2194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/2</text:p>
          </table:table-cell>
          <table:table-cell office:value-type="float" office:value="393.45" calcext:value-type="float">
            <text:p>393.4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/2</text:p>
          </table:table-cell>
          <table:table-cell office:value-type="float" office:value="1270.93" calcext:value-type="float">
            <text:p>1270.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/2</text:p>
          </table:table-cell>
          <table:table-cell office:value-type="float" office:value="385.32" calcext:value-type="float">
            <text:p>385.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/2</text:p>
          </table:table-cell>
          <table:table-cell office:value-type="float" office:value="1247.72" calcext:value-type="float">
            <text:p>1247.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/2</text:p>
          </table:table-cell>
          <table:table-cell office:value-type="float" office:value="186.23" calcext:value-type="float">
            <text:p>186.2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/2</text:p>
          </table:table-cell>
          <table:table-cell office:value-type="float" office:value="702.09" calcext:value-type="float">
            <text:p>702.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/2</text:p>
          </table:table-cell>
          <table:table-cell office:value-type="float" office:value="183.65" calcext:value-type="float">
            <text:p>183.6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/2</text:p>
          </table:table-cell>
          <table:table-cell office:value-type="float" office:value="450.04" calcext:value-type="float">
            <text:p>450.04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2" office:value-type="string" calcext:value-type="string">
            <text:p>1/2</text:p>
          </table:table-cell>
          <table:table-cell office:value-type="float" office:value="162.62" calcext:value-type="float">
            <text:p>162.6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/2</text:p>
          </table:table-cell>
          <table:table-cell office:value-type="float" office:value="445.11" calcext:value-type="float">
            <text:p>445.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/2</text:p>
          </table:table-cell>
          <table:table-cell office:value-type="float" office:value="139.12" calcext:value-type="float">
            <text:p>139.12</text:p>
          </table:table-cell>
          <table:table-cell table:number-columns-repeated="2"/>
          <table:table-cell table:style-name="ce7" office:value-type="float" office:value="9" calcext:value-type="float">
            <text:p>9</text:p>
          </table:table-cell>
          <table:table-cell table:style-name="ce2" office:value-type="string" calcext:value-type="string">
            <text:p>1/2</text:p>
          </table:table-cell>
          <table:table-cell office:value-type="float" office:value="403.73" calcext:value-type="float">
            <text:p>403.73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1/2</text:p>
          </table:table-cell>
          <table:table-cell table:style-name="ce11" office:value-type="float" office:value="-152.75" calcext:value-type="float">
            <text:p>-152.75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1/2</text:p>
          </table:table-cell>
          <table:table-cell table:style-name="ce11" office:value-type="float" office:value="-268.76" calcext:value-type="float">
            <text:p>-268.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1/2</text:p>
          </table:table-cell>
          <table:table-cell table:style-name="ce11" office:value-type="float" office:value="-162.63" calcext:value-type="float">
            <text:p>-162.6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1/2</text:p>
          </table:table-cell>
          <table:table-cell table:style-name="ce11" office:value-type="float" office:value="-642.74" calcext:value-type="float">
            <text:p>-642.74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2/2</text:p>
          </table:table-cell>
          <table:table-cell table:style-name="ce11" office:value-type="float" office:value="-235.8" calcext:value-type="float">
            <text:p>-235.8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2/2</text:p>
          </table:table-cell>
          <table:table-cell table:style-name="ce11" office:value-type="float" office:value="-951.04" calcext:value-type="float">
            <text:p>-951.0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eriod: 5y | Start Date: 01-10-19 | End Date: 01-09-24</text:p>
          </table:table-cell>
          <table:table-cell table:number-columns-repeated="4"/>
          <table:table-cell office:value-type="string" calcext:value-type="string">
            <text:p>Period: 5y | Start Date: 01-10-19 | End Date: 01-09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_monthly_gain: 191.18</text:p>
          </table:table-cell>
          <table:table-cell table:number-columns-repeated="4"/>
          <table:table-cell office:value-type="string" calcext:value-type="string">
            <text:p>average_monthly_gain: 607.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  <table:table-cell table:number-columns-repeated="2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0/5</text:p>
          </table:table-cell>
          <table:table-cell office:value-type="float" office:value="735.54" calcext:value-type="float">
            <text:p>735.54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1/5</text:p>
          </table:table-cell>
          <table:table-cell office:value-type="float" office:value="2328.41" calcext:value-type="float">
            <text:p>2328.41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" office:value-type="string" calcext:value-type="string">
            <text:p>1/5</text:p>
          </table:table-cell>
          <table:table-cell office:value-type="float" office:value="467.57" calcext:value-type="float">
            <text:p>467.57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2" office:value-type="string" calcext:value-type="string">
            <text:p>1/5</text:p>
          </table:table-cell>
          <table:table-cell office:value-type="float" office:value="1509.42" calcext:value-type="float">
            <text:p>1509.42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2" office:value-type="string" calcext:value-type="string">
            <text:p>1/5</text:p>
          </table:table-cell>
          <table:table-cell office:value-type="float" office:value="394.25" calcext:value-type="float">
            <text:p>394.25</text:p>
          </table:table-cell>
          <table:table-cell table:number-columns-repeated="2"/>
          <table:table-cell table:style-name="ce6" office:value-type="float" office:value="12" calcext:value-type="float">
            <text:p>12</text:p>
          </table:table-cell>
          <table:table-cell table:style-name="ce2" office:value-type="string" calcext:value-type="string">
            <text:p>1/5</text:p>
          </table:table-cell>
          <table:table-cell office:value-type="float" office:value="1385.23" calcext:value-type="float">
            <text:p>1385.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/5</text:p>
          </table:table-cell>
          <table:table-cell office:value-type="float" office:value="355.62" calcext:value-type="float">
            <text:p>355.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/5</text:p>
          </table:table-cell>
          <table:table-cell office:value-type="float" office:value="1222.43" calcext:value-type="float">
            <text:p>1222.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/5</text:p>
          </table:table-cell>
          <table:table-cell office:value-type="float" office:value="312.21" calcext:value-type="float">
            <text:p>312.2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/5</text:p>
          </table:table-cell>
          <table:table-cell office:value-type="float" office:value="868.16" calcext:value-type="float">
            <text:p>868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/5</text:p>
          </table:table-cell>
          <table:table-cell office:value-type="float" office:value="236.22" calcext:value-type="float">
            <text:p>236.2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/5</text:p>
          </table:table-cell>
          <table:table-cell office:value-type="float" office:value="857.43" calcext:value-type="float">
            <text:p>857.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/5</text:p>
          </table:table-cell>
          <table:table-cell office:value-type="float" office:value="229.41" calcext:value-type="float">
            <text:p>229.4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/5</text:p>
          </table:table-cell>
          <table:table-cell office:value-type="float" office:value="830.34" calcext:value-type="float">
            <text:p>830.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/5</text:p>
          </table:table-cell>
          <table:table-cell office:value-type="float" office:value="227.06" calcext:value-type="float">
            <text:p>227.0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/5</text:p>
          </table:table-cell>
          <table:table-cell office:value-type="float" office:value="656.91" calcext:value-type="float">
            <text:p>656.91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0" office:value-type="string" calcext:value-type="string">
            <text:p>3/5</text:p>
          </table:table-cell>
          <table:table-cell table:style-name="ce11" office:value-type="float" office:value="29.94" calcext:value-type="float">
            <text:p>29.94</text:p>
          </table:table-cell>
          <table:table-cell table:number-columns-repeated="2"/>
          <table:table-cell table:style-name="ce7" office:value-type="float" office:value="9" calcext:value-type="float">
            <text:p>9</text:p>
          </table:table-cell>
          <table:table-cell table:style-name="ce10" office:value-type="string" calcext:value-type="string">
            <text:p>3/5</text:p>
          </table:table-cell>
          <table:table-cell table:style-name="ce11" office:value-type="float" office:value="40.12" calcext:value-type="float">
            <text:p>40.12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3/5</text:p>
          </table:table-cell>
          <table:table-cell table:style-name="ce11" office:value-type="float" office:value="-139.24" calcext:value-type="float">
            <text:p>-139.24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3/5</text:p>
          </table:table-cell>
          <table:table-cell table:style-name="ce11" office:value-type="float" office:value="-376.96" calcext:value-type="float">
            <text:p>-376.96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5/5</text:p>
          </table:table-cell>
          <table:table-cell table:style-name="ce11" office:value-type="float" office:value="-224.09" calcext:value-type="float">
            <text:p>-224.09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5/5</text:p>
          </table:table-cell>
          <table:table-cell table:style-name="ce11" office:value-type="float" office:value="-862.86" calcext:value-type="float">
            <text:p>-862.86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3/5</text:p>
          </table:table-cell>
          <table:table-cell table:style-name="ce11" office:value-type="float" office:value="-330.3" calcext:value-type="float">
            <text:p>-330.3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3/5</text:p>
          </table:table-cell>
          <table:table-cell table:style-name="ce11" office:value-type="float" office:value="-1168.35" calcext:value-type="float">
            <text:p>-1168.3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eriod: 10y | Start Date: 01-10-14 | End Date: 01-09-24</text:p>
          </table:table-cell>
          <table:table-cell table:number-columns-repeated="4"/>
          <table:table-cell office:value-type="string" calcext:value-type="string">
            <text:p>Period: 10y | Start Date: 01-10-14 | End Date: 01-09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_monthly_gain: 116.17</text:p>
          </table:table-cell>
          <table:table-cell table:number-columns-repeated="4"/>
          <table:table-cell office:value-type="string" calcext:value-type="string">
            <text:p>average_monthly_gain: 368.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  <table:table-cell table:number-columns-repeated="2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1/10</text:p>
          </table:table-cell>
          <table:table-cell office:value-type="float" office:value="455.11" calcext:value-type="float">
            <text:p>455.11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2/10</text:p>
          </table:table-cell>
          <table:table-cell office:value-type="float" office:value="1427.81" calcext:value-type="float">
            <text:p>1427.81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" office:value-type="string" calcext:value-type="string">
            <text:p>4/10</text:p>
          </table:table-cell>
          <table:table-cell office:value-type="float" office:value="230.12" calcext:value-type="float">
            <text:p>230.12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2" office:value-type="string" calcext:value-type="string">
            <text:p>4/10</text:p>
          </table:table-cell>
          <table:table-cell office:value-type="float" office:value="783.75" calcext:value-type="float">
            <text:p>783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/10</text:p>
          </table:table-cell>
          <table:table-cell office:value-type="float" office:value="215.3" calcext:value-type="float">
            <text:p>215.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/10</text:p>
          </table:table-cell>
          <table:table-cell office:value-type="float" office:value="680.64" calcext:value-type="float">
            <text:p>680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3/10</text:p>
          </table:table-cell>
          <table:table-cell office:value-type="float" office:value="214.47" calcext:value-type="float">
            <text:p>214.4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3/10</text:p>
          </table:table-cell>
          <table:table-cell office:value-type="float" office:value="599.59" calcext:value-type="float">
            <text:p>599.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5/10</text:p>
          </table:table-cell>
          <table:table-cell office:value-type="float" office:value="177.77" calcext:value-type="float">
            <text:p>177.7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5/10</text:p>
          </table:table-cell>
          <table:table-cell office:value-type="float" office:value="594.42" calcext:value-type="float">
            <text:p>594.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/10</text:p>
          </table:table-cell>
          <table:table-cell office:value-type="float" office:value="147.12" calcext:value-type="float">
            <text:p>147.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8" table:formula="of:=3/10" office:value-type="float" office:value="0.3" calcext:value-type="float">
            <text:p>0.3</text:p>
          </table:table-cell>
          <table:table-cell office:value-type="float" office:value="562.51" calcext:value-type="float">
            <text:p>562.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3/10" office:value-type="float" office:value="0.3" calcext:value-type="float">
            <text:p>0.3</text:p>
          </table:table-cell>
          <table:table-cell office:value-type="float" office:value="145.2" calcext:value-type="float">
            <text:p>145.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/10</text:p>
          </table:table-cell>
          <table:table-cell office:value-type="float" office:value="477.27" calcext:value-type="float">
            <text:p>477.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5/10</text:p>
          </table:table-cell>
          <table:table-cell office:value-type="float" office:value="92.34" calcext:value-type="float">
            <text:p>92.3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3/10</text:p>
          </table:table-cell>
          <table:table-cell office:value-type="float" office:value="405.43" calcext:value-type="float">
            <text:p>405.43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7/10</text:p>
          </table:table-cell>
          <table:table-cell table:style-name="ce11" office:value-type="float" office:value="-9.78" calcext:value-type="float">
            <text:p>-9.78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6/10</text:p>
          </table:table-cell>
          <table:table-cell table:style-name="ce11" office:value-type="float" office:value="-99" calcext:value-type="float">
            <text:p>-99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9" table:formula="of:=6/10" office:value-type="float" office:value="0.6" calcext:value-type="float">
            <text:p>0.6</text:p>
          </table:table-cell>
          <table:table-cell table:style-name="ce11" office:value-type="float" office:value="-44.87" calcext:value-type="float">
            <text:p>-44.87</text:p>
          </table:table-cell>
          <table:table-cell table:number-columns-repeated="2"/>
          <table:table-cell table:style-name="ce7" office:value-type="float" office:value="9" calcext:value-type="float">
            <text:p>9</text:p>
          </table:table-cell>
          <table:table-cell table:style-name="ce19" table:formula="of:=6/10" office:value-type="float" office:value="0.6" calcext:value-type="float">
            <text:p>0.6</text:p>
          </table:table-cell>
          <table:table-cell table:style-name="ce11" office:value-type="float" office:value="-205.36" calcext:value-type="float">
            <text:p>-205.36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5/10</text:p>
          </table:table-cell>
          <table:table-cell table:style-name="ce11" office:value-type="float" office:value="-72.98" calcext:value-type="float">
            <text:p>-72.98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5/10</text:p>
          </table:table-cell>
          <table:table-cell table:style-name="ce11" office:value-type="float" office:value="-297.58" calcext:value-type="float">
            <text:p>-297.58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6/10</text:p>
          </table:table-cell>
          <table:table-cell table:style-name="ce11" office:value-type="float" office:value="-155.78" calcext:value-type="float">
            <text:p>-155.78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6/10</text:p>
          </table:table-cell>
          <table:table-cell table:style-name="ce11" office:value-type="float" office:value="-502.35" calcext:value-type="float">
            <text:p>-502.3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eriod: 17y | Start Date: 01-10-07 | End Date: 01-09-24</text:p>
          </table:table-cell>
          <table:table-cell table:number-columns-repeated="4"/>
          <table:table-cell office:value-type="string" calcext:value-type="string">
            <text:p>Period: 27y | Start Date: 01-07-97 | End Date: 01-09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_monthly_gain: 78.46</text:p>
          </table:table-cell>
          <table:table-cell table:number-columns-repeated="4"/>
          <table:table-cell office:value-type="string" calcext:value-type="string">
            <text:p>average_monthly_gain: 183.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  <table:table-cell table:number-columns-repeated="2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4/17</text:p>
          </table:table-cell>
          <table:table-cell office:value-type="float" office:value="292.1" calcext:value-type="float">
            <text:p>292.1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8/28</text:p>
          </table:table-cell>
          <table:table-cell office:value-type="float" office:value="621.26" calcext:value-type="float">
            <text:p>621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/17</text:p>
          </table:table-cell>
          <table:table-cell office:value-type="float" office:value="183.52" calcext:value-type="float">
            <text:p>183.5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7/27</text:p>
          </table:table-cell>
          <table:table-cell office:value-type="float" office:value="394.41" calcext:value-type="float">
            <text:p>394.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/17</text:p>
          </table:table-cell>
          <table:table-cell office:value-type="float" office:value="152.52" calcext:value-type="float">
            <text:p>152.5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11/27</text:p>
          </table:table-cell>
          <table:table-cell office:value-type="float" office:value="357.65" calcext:value-type="float">
            <text:p>357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/17</text:p>
          </table:table-cell>
          <table:table-cell office:value-type="float" office:value="147.45" calcext:value-type="float">
            <text:p>147.45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20" table:formula="of:=11/27" office:value-type="float" office:value="0.407407407407407" calcext:value-type="float">
            <text:p>0.41</text:p>
          </table:table-cell>
          <table:table-cell office:value-type="float" office:value="303.21" calcext:value-type="float">
            <text:p>303.21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0" table:formula="of:=9/17" office:value-type="float" office:value="0.529411764705882" calcext:value-type="float">
            <text:p>0.53</text:p>
          </table:table-cell>
          <table:table-cell office:value-type="float" office:value="107.68" calcext:value-type="float">
            <text:p>107.6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3/27</text:p>
          </table:table-cell>
          <table:table-cell office:value-type="float" office:value="247.47" calcext:value-type="float">
            <text:p>247.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0" table:formula="of:=7/17" office:value-type="float" office:value="0.411764705882353" calcext:value-type="float">
            <text:p>0.41</text:p>
          </table:table-cell>
          <table:table-cell office:value-type="float" office:value="106.89" calcext:value-type="float">
            <text:p>106.8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0" table:formula="of:=13/27" office:value-type="float" office:value="0.481481481481481" calcext:value-type="float">
            <text:p>0.48</text:p>
          </table:table-cell>
          <table:table-cell office:value-type="float" office:value="215.76" calcext:value-type="float">
            <text:p>215.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/17</text:p>
          </table:table-cell>
          <table:table-cell office:value-type="float" office:value="62.29" calcext:value-type="float">
            <text:p>62.2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2/28</text:p>
          </table:table-cell>
          <table:table-cell office:value-type="float" office:value="189.6" calcext:value-type="float">
            <text:p>189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/17</text:p>
          </table:table-cell>
          <table:table-cell office:value-type="float" office:value="47.54" calcext:value-type="float">
            <text:p>47.5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8/27</text:p>
          </table:table-cell>
          <table:table-cell office:value-type="float" office:value="167.33" calcext:value-type="float">
            <text:p>167.33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21" table:formula="of:=9/17" office:value-type="float" office:value="0.529411764705882" calcext:value-type="float">
            <text:p>0.53</text:p>
          </table:table-cell>
          <table:table-cell table:style-name="ce11" office:value-type="float" office:value="38.52" calcext:value-type="float">
            <text:p>38.52</text:p>
          </table:table-cell>
          <table:table-cell table:number-columns-repeated="2"/>
          <table:table-cell table:style-name="ce7" office:value-type="float" office:value="9" calcext:value-type="float">
            <text:p>9</text:p>
          </table:table-cell>
          <table:table-cell table:style-name="ce20" table:formula="of:=13/28" office:value-type="float" office:value="0.464285714285714" calcext:value-type="float">
            <text:p>0.46</text:p>
          </table:table-cell>
          <table:table-cell office:value-type="float" office:value="152.84" calcext:value-type="float">
            <text:p>152.84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8/17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14/27</text:p>
          </table:table-cell>
          <table:table-cell table:style-name="ce11" office:value-type="float" office:value="-14.16" calcext:value-type="float">
            <text:p>-14.16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9/17</text:p>
          </table:table-cell>
          <table:table-cell table:style-name="ce11" office:value-type="float" office:value="-99.42" calcext:value-type="float">
            <text:p>-99.42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14/27</text:p>
          </table:table-cell>
          <table:table-cell table:style-name="ce11" office:value-type="float" office:value="-225.92" calcext:value-type="float">
            <text:p>-225.92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12/17</text:p>
          </table:table-cell>
          <table:table-cell table:style-name="ce11" office:value-type="float" office:value="-106.6" calcext:value-type="float">
            <text:p>-106.6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16/27</text:p>
          </table:table-cell>
          <table:table-cell table:style-name="ce11" office:value-type="float" office:value="-227.77" calcext:value-type="float">
            <text:p>-227.77</text:p>
          </table:table-cell>
        </table:table-row>
      </table:table>
      <table:named-expressions/>
      <table:database-ranges>
        <table:database-range table:name="__Anonymous_Sheet_DB__0" table:target-range-address="Sheet2.F54:Sheet2.H66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Sheet2_2.F54:Sheet2_2.H66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/00/0000</text:date>, <text:time style:data-style-name="N2" text:time-value="02:59:05.6954337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02:01:03.334100655</meta:creation-date>
    <dc:date>2024-09-03T03:18:23.822147875</dc:date>
    <meta:editing-duration>PT47M40S</meta:editing-duration>
    <meta:editing-cycles>10</meta:editing-cycles>
    <meta:generator>LibreOffice/24.2.5.2$Linux_X86_64 LibreOffice_project/420$Build-2</meta:generator>
    <meta:document-statistic meta:table-count="2" meta:cell-count="656" meta:object-count="0"/>
  </office:meta>
</office:document-meta>
</file>